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58.9mm"/>
    </style:style>
    <style:style style:name="co8" style:family="table-column">
      <style:table-column-properties fo:break-before="auto" style:column-width="31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10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Title" style:data-style-name="N100">
      <style:table-cell-properties fo:border-bottom="2.01pt solid #000000" fo:border-left="2.01pt solid #000000" fo:border-right="none" fo:border-top="0.99pt solid #000000"/>
    </style:style>
    <style:style style:name="ce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="0.99pt solid #000000"/>
    </style:style>
    <style:style style:name="ce7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SPN</text:p>
          </table:table-cell>
          <table:table-cell office:value-type="string" calcext:value-type="string">
            <text:p>QTY (1OFF)</text:p>
          </table:table-cell>
          <table:table-cell office:value-type="string" calcext:value-type="string">
            <text:p>DESC</text:p>
          </table:table-cell>
          <table:table-cell/>
          <table:table-cell office:value-type="string" calcext:value-type="string">
            <text:p>QTY (BOARD)</text:p>
          </table:table-cell>
          <table:table-cell office:value-type="string" calcext:value-type="string">
            <text:p>QTY (GROSS)</text:p>
          </table:table-cell>
          <table:table-cell office:value-type="string" calcext:value-type="string">
            <text:p>QTY ADJUST</text:p>
          </table:table-cell>
          <table:table-cell office:value-type="string" calcext:value-type="string">
            <text:p>QTY (NE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528765" calcext:value-type="float">
            <text:p>25287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n 0402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2]*[.F2]" office:value-type="float" office:value="18" calcext:value-type="float">
            <text:p>18</text:p>
          </table:table-cell>
          <table:table-cell/>
          <table:table-cell table:formula="of:=[.G2]+[.H2]" office:value-type="float" office:value="18" calcext:value-type="float">
            <text:p>18</text:p>
          </table:table-cell>
          <table:table-cell/>
          <table:table-cell office:value-type="string" calcext:value-type="string">
            <text:p>QTY SWITCH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611921" calcext:value-type="float">
            <text:p>26119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µ 0603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3]*[.F3]" office:value-type="float" office:value="5" calcext:value-type="float">
            <text:p>5</text:p>
          </table:table-cell>
          <table:table-cell/>
          <table:table-cell table:formula="of:=[.G3]+[.H3]" office:value-type="float" office:value="5" calcext:value-type="float">
            <text:p>5</text:p>
          </table:table-cell>
          <table:table-cell/>
          <table:table-cell office:value-type="string" calcext:value-type="string">
            <text:p>QTY SENSOR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9239111" calcext:value-type="float">
            <text:p>9239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 0402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4]*[.F4]" office:value-type="float" office:value="6" calcext:value-type="float">
            <text:p>6</text:p>
          </table:table-cell>
          <table:table-cell/>
          <table:table-cell table:formula="of:=[.G4]+[.H4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302739" calcext:value-type="float">
            <text:p>23027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 0402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5]*[.F5]" office:value-type="float" office:value="6" calcext:value-type="float">
            <text:p>6</text:p>
          </table:table-cell>
          <table:table-cell/>
          <table:table-cell table:formula="of:=[.G5]+[.H5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470416" calcext:value-type="float">
            <text:p>24704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n 0402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6]*[.F6]" office:value-type="float" office:value="7" calcext:value-type="float">
            <text:p>7</text:p>
          </table:table-cell>
          <table:table-cell/>
          <table:table-cell table:formula="of:=[.G6]+[.H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290328" calcext:value-type="float">
            <text:p>22903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 0603-LED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7]*[.F7]" office:value-type="float" office:value="3" calcext:value-type="float">
            <text:p>3</text:p>
          </table:table-cell>
          <table:table-cell/>
          <table:table-cell table:formula="of:=[.G7]+[.H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331474" calcext:value-type="float">
            <text:p>23314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k 0402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8]*[.F8]" office:value-type="float" office:value="19" calcext:value-type="float">
            <text:p>19</text:p>
          </table:table-cell>
          <table:table-cell/>
          <table:table-cell table:formula="of:=[.G8]+[.H8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290329" calcext:value-type="float">
            <text:p>2290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0603-LED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9]*[.F9]" office:value-type="float" office:value="1" calcext:value-type="float">
            <text:p>1</text:p>
          </table:table-cell>
          <table:table-cell/>
          <table:table-cell table:formula="of:=[.G9]+[.H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856426" calcext:value-type="float">
            <text:p>2856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 FTSH-105-01-F-D-K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10]*[.F10]" office:value-type="float" office:value="1" calcext:value-type="float">
            <text:p>1</text:p>
          </table:table-cell>
          <table:table-cell/>
          <table:table-cell table:formula="of:=[.G10]+[.H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849479" calcext:value-type="float">
            <text:p>2849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M XTAL-25x20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11]*[.F11]" office:value-type="float" office:value="2" calcext:value-type="float">
            <text:p>2</text:p>
          </table:table-cell>
          <table:table-cell/>
          <table:table-cell table:formula="of:=[.G11]+[.H11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845744" calcext:value-type="float">
            <text:p>28457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 KSR232G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12]*[.F12]" office:value-type="float" office:value="1" calcext:value-type="float">
            <text:p>1</text:p>
          </table:table-cell>
          <table:table-cell/>
          <table:table-cell table:formula="of:=[.G12]+[.H1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368169" calcext:value-type="float">
            <text:p>2368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D_DIODE 0402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13]*[.F13]" office:value-type="float" office:value="2" calcext:value-type="float">
            <text:p>2</text:p>
          </table:table-cell>
          <table:table-cell/>
          <table:table-cell table:formula="of:=[.G13]+[.H1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462758" calcext:value-type="float">
            <text:p>14627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HSE-538x RJHSE-538X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14]*[.F14]" office:value-type="float" office:value="1" calcext:value-type="float">
            <text:p>1</text:p>
          </table:table-cell>
          <table:table-cell/>
          <table:table-cell table:formula="of:=[.G14]+[.H1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422553" calcext:value-type="float">
            <text:p>24225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3011A 749010012A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15]*[.F15]" office:value-type="float" office:value="1" calcext:value-type="float">
            <text:p>1</text:p>
          </table:table-cell>
          <table:table-cell/>
          <table:table-cell table:formula="of:=[.G15]+[.H1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9550003" calcext:value-type="float">
            <text:p>9550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2S TO-269AA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16]*[.F16]" office:value-type="float" office:value="2" calcext:value-type="float">
            <text:p>2</text:p>
          </table:table-cell>
          <table:table-cell/>
          <table:table-cell table:formula="of:=[.G16]+[.H1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431989" calcext:value-type="float">
            <text:p>4319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 48V 0603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17]*[.F17]" office:value-type="float" office:value="2" calcext:value-type="float">
            <text:p>2</text:p>
          </table:table-cell>
          <table:table-cell/>
          <table:table-cell table:formula="of:=[.G17]+[.H1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514586" calcext:value-type="float">
            <text:p>2514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69x DFN-10-EP-MAX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18]*[.F18]" office:value-type="float" office:value="1" calcext:value-type="float">
            <text:p>1</text:p>
          </table:table-cell>
          <table:table-cell/>
          <table:table-cell table:formula="of:=[.G18]+[.H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469699" calcext:value-type="float">
            <text:p>1469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k9 0402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19]*[.F19]" office:value-type="float" office:value="1" calcext:value-type="float">
            <text:p>1</text:p>
          </table:table-cell>
          <table:table-cell/>
          <table:table-cell table:formula="of:=[.G19]+[.H1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302613" calcext:value-type="float">
            <text:p>23026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9 0402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20]*[.F20]" office:value-type="float" office:value="1" calcext:value-type="float">
            <text:p>1</text:p>
          </table:table-cell>
          <table:table-cell/>
          <table:table-cell table:formula="of:=[.G20]+[.H2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899460" calcext:value-type="float">
            <text:p>1899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J58A DO-214AC-SMA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21]*[.F21]" office:value-type="float" office:value="1" calcext:value-type="float">
            <text:p>1</text:p>
          </table:table-cell>
          <table:table-cell/>
          <table:table-cell table:formula="of:=[.G21]+[.H2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496941" calcext:value-type="float">
            <text:p>2496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 60V 0805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22]*[.F22]" office:value-type="float" office:value="1" calcext:value-type="float">
            <text:p>1</text:p>
          </table:table-cell>
          <table:table-cell/>
          <table:table-cell table:formula="of:=[.G22]+[.H2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320923" calcext:value-type="float">
            <text:p>2320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µ 1206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23]*[.F23]" office:value-type="float" office:value="2" calcext:value-type="float">
            <text:p>2</text:p>
          </table:table-cell>
          <table:table-cell/>
          <table:table-cell table:formula="of:=[.G23]+[.H2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463451" calcext:value-type="float">
            <text:p>1463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 0603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24]*[.F24]" office:value-type="float" office:value="2" calcext:value-type="float">
            <text:p>2</text:p>
          </table:table-cell>
          <table:table-cell/>
          <table:table-cell table:formula="of:=[.G24]+[.H2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320817" calcext:value-type="float">
            <text:p>23208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µ2 0603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25]*[.F25]" office:value-type="float" office:value="1" calcext:value-type="float">
            <text:p>1</text:p>
          </table:table-cell>
          <table:table-cell/>
          <table:table-cell table:formula="of:=[.G25]+[.H2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302472" calcext:value-type="float">
            <text:p>23024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 0402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26]*[.F26]" office:value-type="float" office:value="7" calcext:value-type="float">
            <text:p>7</text:p>
          </table:table-cell>
          <table:table-cell/>
          <table:table-cell table:formula="of:=[.G26]+[.H26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302722" calcext:value-type="float">
            <text:p>23027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49 0402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27]*[.F27]" office:value-type="float" office:value="1" calcext:value-type="float">
            <text:p>1</text:p>
          </table:table-cell>
          <table:table-cell/>
          <table:table-cell table:formula="of:=[.G27]+[.H2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509802" calcext:value-type="float">
            <text:p>2509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Z8081RNA QFN-24-EP-MICREL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28]*[.F28]" office:value-type="float" office:value="1" calcext:value-type="float">
            <text:p>1</text:p>
          </table:table-cell>
          <table:table-cell/>
          <table:table-cell table:formula="of:=[.G28]+[.H2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302541" calcext:value-type="float">
            <text:p>23025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0 0402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29]*[.F29]" office:value-type="float" office:value="12" calcext:value-type="float">
            <text:p>12</text:p>
          </table:table-cell>
          <table:table-cell/>
          <table:table-cell table:formula="of:=[.G29]+[.H29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462664" calcext:value-type="float">
            <text:p>24626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MF04-4HSM10 uQFN-10L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30]*[.F30]" office:value-type="float" office:value="4" calcext:value-type="float">
            <text:p>4</text:p>
          </table:table-cell>
          <table:table-cell/>
          <table:table-cell table:formula="of:=[.G30]+[.H3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860606" calcext:value-type="float">
            <text:p>1860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HSE-538x-04 RJHSE-538X-04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31]*[.F31]" office:value-type="float" office:value="1" calcext:value-type="float">
            <text:p>1</text:p>
          </table:table-cell>
          <table:table-cell/>
          <table:table-cell table:formula="of:=[.G31]+[.H3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851940" calcext:value-type="float">
            <text:p>1851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0 SOT-23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32]*[.F32]" office:value-type="float" office:value="1" calcext:value-type="float">
            <text:p>1</text:p>
          </table:table-cell>
          <table:table-cell/>
          <table:table-cell table:formula="of:=[.G32]+[.H3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1458896" calcext:value-type="float">
            <text:p>1458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 0402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33]*[.F33]" office:value-type="float" office:value="1" calcext:value-type="float">
            <text:p>1</text:p>
          </table:table-cell>
          <table:table-cell/>
          <table:table-cell table:formula="of:=[.G33]+[.H3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854900" calcext:value-type="float">
            <text:p>2854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 2-4810 SIP-8-DCDC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34]*[.F34]" office:value-type="float" office:value="1" calcext:value-type="float">
            <text:p>1</text:p>
          </table:table-cell>
          <table:table-cell/>
          <table:table-cell table:formula="of:=[.G34]+[.H3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854905" calcext:value-type="float">
            <text:p>2854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 2-4815 SIP-8-DCDC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35]*[.F35]" office:value-type="float" office:value="1" calcext:value-type="float">
            <text:p>1</text:p>
          </table:table-cell>
          <table:table-cell/>
          <table:table-cell table:formula="of:=[.G35]+[.H3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469398" calcext:value-type="float">
            <text:p>2469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µ 0603</text:p>
          </table:table-cell>
          <table:table-cell/>
          <table:table-cell table:formula="of:=[.$L$2]" office:value-type="float" office:value="1" calcext:value-type="float">
            <text:p>1</text:p>
          </table:table-cell>
          <table:table-cell table:formula="of:=[.C36]*[.F36]" office:value-type="float" office:value="2" calcext:value-type="float">
            <text:p>2</text:p>
          </table:table-cell>
          <table:table-cell/>
          <table:table-cell table:formula="of:=[.G36]+[.H3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331474" calcext:value-type="float">
            <text:p>23314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 0402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37]*[.F37]" office:value-type="float" office:value="15" calcext:value-type="float">
            <text:p>15</text:p>
          </table:table-cell>
          <table:table-cell/>
          <table:table-cell table:formula="of:=[.G37]+[.H37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1462758" calcext:value-type="float">
            <text:p>14627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HSE-538x RJHSE-538X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38]*[.F38]" office:value-type="float" office:value="3" calcext:value-type="float">
            <text:p>3</text:p>
          </table:table-cell>
          <table:table-cell/>
          <table:table-cell table:formula="of:=[.G38]+[.H3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302541" calcext:value-type="float">
            <text:p>23025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0 0402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39]*[.F39]" office:value-type="float" office:value="9" calcext:value-type="float">
            <text:p>9</text:p>
          </table:table-cell>
          <table:table-cell/>
          <table:table-cell table:formula="of:=[.G39]+[.H39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9239111" calcext:value-type="float">
            <text:p>9239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 0402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40]*[.F40]" office:value-type="float" office:value="12" calcext:value-type="float">
            <text:p>12</text:p>
          </table:table-cell>
          <table:table-cell/>
          <table:table-cell table:formula="of:=[.G40]+[.H4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12489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AX BNC_PCB_RA_5-1634556-0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41]*[.F41]" office:value-type="float" office:value="3" calcext:value-type="float">
            <text:p>3</text:p>
          </table:table-cell>
          <table:table-cell/>
          <table:table-cell table:formula="of:=[.G41]+[.H4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528765" calcext:value-type="float">
            <text:p>25287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n 0402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42]*[.F42]" office:value-type="float" office:value="45" calcext:value-type="float">
            <text:p>45</text:p>
          </table:table-cell>
          <table:table-cell/>
          <table:table-cell table:formula="of:=[.G42]+[.H42]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611921" calcext:value-type="float">
            <text:p>2611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µ 0603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43]*[.F43]" office:value-type="float" office:value="9" calcext:value-type="float">
            <text:p>9</text:p>
          </table:table-cell>
          <table:table-cell/>
          <table:table-cell table:formula="of:=[.G43]+[.H43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302739" calcext:value-type="float">
            <text:p>23027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 0402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44]*[.F44]" office:value-type="float" office:value="21" calcext:value-type="float">
            <text:p>21</text:p>
          </table:table-cell>
          <table:table-cell/>
          <table:table-cell table:formula="of:=[.G44]+[.H44]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470416" calcext:value-type="float">
            <text:p>24704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n 0402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45]*[.F45]" office:value-type="float" office:value="24" calcext:value-type="float">
            <text:p>24</text:p>
          </table:table-cell>
          <table:table-cell/>
          <table:table-cell table:formula="of:=[.G45]+[.H45]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431989" calcext:value-type="float">
            <text:p>4319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 48V 0603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46]*[.F46]" office:value-type="float" office:value="3" calcext:value-type="float">
            <text:p>3</text:p>
          </table:table-cell>
          <table:table-cell/>
          <table:table-cell table:formula="of:=[.G46]+[.H4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290328" calcext:value-type="float">
            <text:p>2290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0603-LED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47]*[.F47]" office:value-type="float" office:value="6" calcext:value-type="float">
            <text:p>6</text:p>
          </table:table-cell>
          <table:table-cell/>
          <table:table-cell table:formula="of:=[.G47]+[.H4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516650" calcext:value-type="float">
            <text:p>25166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5062 TDFN-8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48]*[.F48]" office:value-type="float" office:value="3" calcext:value-type="float">
            <text:p>3</text:p>
          </table:table-cell>
          <table:table-cell/>
          <table:table-cell table:formula="of:=[.G48]+[.H4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1458896" calcext:value-type="float">
            <text:p>1458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µ 0402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49]*[.F49]" office:value-type="float" office:value="6" calcext:value-type="float">
            <text:p>6</text:p>
          </table:table-cell>
          <table:table-cell/>
          <table:table-cell table:formula="of:=[.G49]+[.H49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211183" calcext:value-type="float">
            <text:p>2211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µ47 48V 0603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50]*[.F50]" office:value-type="float" office:value="3" calcext:value-type="float">
            <text:p>3</text:p>
          </table:table-cell>
          <table:table-cell/>
          <table:table-cell table:formula="of:=[.G50]+[.H5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408110" calcext:value-type="float">
            <text:p>2408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µ LPS4018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51]*[.F51]" office:value-type="float" office:value="3" calcext:value-type="float">
            <text:p>3</text:p>
          </table:table-cell>
          <table:table-cell/>
          <table:table-cell table:formula="of:=[.G51]+[.H51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856426" calcext:value-type="float">
            <text:p>2856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 FTSH-105-01-F-D-K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52]*[.F52]" office:value-type="float" office:value="3" calcext:value-type="float">
            <text:p>3</text:p>
          </table:table-cell>
          <table:table-cell/>
          <table:table-cell table:formula="of:=[.G52]+[.H52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290329" calcext:value-type="float">
            <text:p>2290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0603-LED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53]*[.F53]" office:value-type="float" office:value="3" calcext:value-type="float">
            <text:p>3</text:p>
          </table:table-cell>
          <table:table-cell/>
          <table:table-cell table:formula="of:=[.G53]+[.H5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849479" calcext:value-type="float">
            <text:p>2849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 XTAL-25x20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54]*[.F54]" office:value-type="float" office:value="3" calcext:value-type="float">
            <text:p>3</text:p>
          </table:table-cell>
          <table:table-cell/>
          <table:table-cell table:formula="of:=[.G54]+[.H54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845744" calcext:value-type="float">
            <text:p>28457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 KSR232G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55]*[.F55]" office:value-type="float" office:value="9" calcext:value-type="float">
            <text:p>9</text:p>
          </table:table-cell>
          <table:table-cell/>
          <table:table-cell table:formula="of:=[.G55]+[.H55]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1851940" calcext:value-type="float">
            <text:p>1851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700 SOT-23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56]*[.F56]" office:value-type="float" office:value="3" calcext:value-type="float">
            <text:p>3</text:p>
          </table:table-cell>
          <table:table-cell/>
          <table:table-cell table:formula="of:=[.G56]+[.H56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513633" calcext:value-type="float">
            <text:p>25136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5AUT SOT-23-6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57]*[.F57]" office:value-type="float" office:value="3" calcext:value-type="float">
            <text:p>3</text:p>
          </table:table-cell>
          <table:table-cell/>
          <table:table-cell table:formula="of:=[.G57]+[.H5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368169" calcext:value-type="float">
            <text:p>2368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D_DIODE 0402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58]*[.F58]" office:value-type="float" office:value="3" calcext:value-type="float">
            <text:p>3</text:p>
          </table:table-cell>
          <table:table-cell/>
          <table:table-cell table:formula="of:=[.G58]+[.H58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</text:p>
          </table:table-cell>
          <table:table-cell office:value-type="float" office:value="2462664" calcext:value-type="float">
            <text:p>2462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MF04-4HSM10 uQFN-10L</text:p>
          </table:table-cell>
          <table:table-cell/>
          <table:table-cell table:formula="of:=[.$L$3]" office:value-type="float" office:value="3" calcext:value-type="float">
            <text:p>3</text:p>
          </table:table-cell>
          <table:table-cell table:formula="of:=[.C59]*[.F59]" office:value-type="float" office:value="3" calcext:value-type="float">
            <text:p>3</text:p>
          </table:table-cell>
          <table:table-cell/>
          <table:table-cell table:formula="of:=[.G59]+[.H59]"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10485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ivot Table_Sheet1_1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11"/>
        <table:table-column table:style-name="co1" table:number-columns-repeated="11" table:default-cell-style-name="Default"/>
        <table:table-row table:style-name="ro1">
          <table:table-cell table:style-name="ce2" office:value-type="string" calcext:value-type="string">
            <text:p>SPN</text:p>
          </table:table-cell>
          <table:table-cell table:style-name="ce5" office:value-type="string" calcext:value-type="string">
            <text:p>DESC</text:p>
          </table:table-cell>
          <table:table-cell table:style-name="ce8" office:value-type="string" calcext:value-type="string">
            <text:p>Sum - QTY (NET)</text:p>
          </table:table-cell>
          <table:table-cell table:number-columns-repeated="11"/>
        </table:table-row>
        <table:table-row table:style-name="ro1">
          <table:table-cell table:style-name="ce3" office:value-type="float" office:value="431989" calcext:value-type="float">
            <text:p>431989</text:p>
          </table:table-cell>
          <table:table-cell table:style-name="ce6" office:value-type="string" calcext:value-type="string">
            <text:p>100n 48V 060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3" office:value-type="float" office:value="1458896" calcext:value-type="float">
            <text:p>1458896</text:p>
          </table:table-cell>
          <table:table-cell table:style-name="ce6" office:value-type="string" calcext:value-type="string">
            <text:p>1µ 0402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ce3" office:value-type="float" office:value="1462758" calcext:value-type="float">
            <text:p>1462758</text:p>
          </table:table-cell>
          <table:table-cell table:style-name="ce6" office:value-type="string" calcext:value-type="string">
            <text:p>RJHSE-538x RJHSE-538X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ce3" office:value-type="float" office:value="1463451" calcext:value-type="float">
            <text:p>1463451</text:p>
          </table:table-cell>
          <table:table-cell table:style-name="ce6" office:value-type="string" calcext:value-type="string">
            <text:p>FB 060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3" office:value-type="float" office:value="1469699" calcext:value-type="float">
            <text:p>1469699</text:p>
          </table:table-cell>
          <table:table-cell table:style-name="ce6" office:value-type="string" calcext:value-type="string">
            <text:p>24k9 040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1248952</text:p>
          </table:table-cell>
          <table:table-cell table:style-name="ce6" office:value-type="string" calcext:value-type="string">
            <text:p>COAX BNC_PCB_RA_5-1634556-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3" office:value-type="float" office:value="1851940" calcext:value-type="float">
            <text:p>1851940</text:p>
          </table:table-cell>
          <table:table-cell table:style-name="ce6" office:value-type="string" calcext:value-type="string">
            <text:p>MCP1700 SOT-2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/>
          <table:table-cell table:style-name="ce3" office:value-type="float" office:value="431989" calcext:value-type="float">
            <text:p>431989</text:p>
          </table:table-cell>
          <table:table-cell office:value-type="string" calcext:value-type="string">
            <text:p>,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string" calcext:value-type="string">
            <text:p>100n 48V 0603</text:p>
          </table:table-cell>
        </table:table-row>
        <table:table-row table:style-name="ro1">
          <table:table-cell table:style-name="ce3" office:value-type="float" office:value="1860606" calcext:value-type="float">
            <text:p>1860606</text:p>
          </table:table-cell>
          <table:table-cell table:style-name="ce6" office:value-type="string" calcext:value-type="string">
            <text:p>RJHSE-538x-04 RJHSE-538X-0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458896" calcext:value-type="float">
            <text:p>1458896</text:p>
          </table:table-cell>
          <table:table-cell office:value-type="string" calcext:value-type="string">
            <text:p>,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style-name="ce9" office:value-type="float" office:value="7" calcext:value-type="float">
            <text:p>7</text:p>
          </table:table-cell>
          <table:table-cell table:style-name="ce6" office:value-type="string" calcext:value-type="string">
            <text:p>1µ 0402</text:p>
          </table:table-cell>
        </table:table-row>
        <table:table-row table:style-name="ro1">
          <table:table-cell table:style-name="ce3" office:value-type="float" office:value="1899460" calcext:value-type="float">
            <text:p>1899460</text:p>
          </table:table-cell>
          <table:table-cell table:style-name="ce6" office:value-type="string" calcext:value-type="string">
            <text:p>SMAJ58A DO-214AC-SM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462758" calcext:value-type="float">
            <text:p>1462758</text:p>
          </table:table-cell>
          <table:table-cell office:value-type="string" calcext:value-type="string">
            <text:p>,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RJHSE-538x RJHSE-538X</text:p>
          </table:table-cell>
        </table:table-row>
        <table:table-row table:style-name="ro1">
          <table:table-cell table:style-name="ce3" office:value-type="float" office:value="2211183" calcext:value-type="float">
            <text:p>2211183</text:p>
          </table:table-cell>
          <table:table-cell table:style-name="ce6" office:value-type="string" calcext:value-type="string">
            <text:p>0µ47 48V 060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/>
          <table:table-cell table:style-name="ce3" office:value-type="float" office:value="1463451" calcext:value-type="float">
            <text:p>1463451</text:p>
          </table:table-cell>
          <table:table-cell office:value-type="string" calcext:value-type="string">
            <text:p>,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string" calcext:value-type="string">
            <text:p>FB 0603</text:p>
          </table:table-cell>
        </table:table-row>
        <table:table-row table:style-name="ro1">
          <table:table-cell table:style-name="ce3" office:value-type="float" office:value="2290328" calcext:value-type="float">
            <text:p>2290328</text:p>
          </table:table-cell>
          <table:table-cell table:style-name="ce6" office:value-type="string" calcext:value-type="string">
            <text:p>LED 0603-LED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"/>
          <table:table-cell table:style-name="ce3" office:value-type="float" office:value="1469699" calcext:value-type="float">
            <text:p>1469699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24k9 0402</text:p>
          </table:table-cell>
        </table:table-row>
        <table:table-row table:style-name="ro1">
          <table:table-cell table:style-name="ce3" office:value-type="float" office:value="2290329" calcext:value-type="float">
            <text:p>2290329</text:p>
          </table:table-cell>
          <table:table-cell table:style-name="ce6" office:value-type="string" calcext:value-type="string">
            <text:p>LED 0603-LED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/>
          <table:table-cell table:style-name="ce3" office:value-type="string" calcext:value-type="string">
            <text:p>1248952</text:p>
          </table:table-cell>
          <table:table-cell office:value-type="string" calcext:value-type="string">
            <text:p>,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string" calcext:value-type="string">
            <text:p>COAX BNC_PCB_RA_5-1634556-0</text:p>
          </table:table-cell>
        </table:table-row>
        <table:table-row table:style-name="ro1">
          <table:table-cell table:style-name="ce3" office:value-type="float" office:value="2302472" calcext:value-type="float">
            <text:p>2302472</text:p>
          </table:table-cell>
          <table:table-cell table:style-name="ce6" office:value-type="string" calcext:value-type="string">
            <text:p>33 0402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5"/>
          <table:table-cell table:style-name="ce3" office:value-type="float" office:value="1851940" calcext:value-type="float">
            <text:p>1851940</text:p>
          </table:table-cell>
          <table:table-cell office:value-type="string" calcext:value-type="string">
            <text:p>,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MCP1700 SOT-23</text:p>
          </table:table-cell>
        </table:table-row>
        <table:table-row table:style-name="ro1">
          <table:table-cell table:style-name="ce3" office:value-type="float" office:value="2302541" calcext:value-type="float">
            <text:p>2302541</text:p>
          </table:table-cell>
          <table:table-cell table:style-name="ce6" office:value-type="string" calcext:value-type="string">
            <text:p>140 0402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5"/>
          <table:table-cell table:style-name="ce3" office:value-type="float" office:value="1860606" calcext:value-type="float">
            <text:p>1860606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RJHSE-538x-04 RJHSE-538X-04</text:p>
          </table:table-cell>
        </table:table-row>
        <table:table-row table:style-name="ro1">
          <table:table-cell table:style-name="ce3" office:value-type="float" office:value="2302613" calcext:value-type="float">
            <text:p>2302613</text:p>
          </table:table-cell>
          <table:table-cell table:style-name="ce6" office:value-type="string" calcext:value-type="string">
            <text:p>619 040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899460" calcext:value-type="float">
            <text:p>1899460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SMAJ58A DO-214AC-SMA</text:p>
          </table:table-cell>
        </table:table-row>
        <table:table-row table:style-name="ro1">
          <table:table-cell table:style-name="ce3" office:value-type="float" office:value="2302722" calcext:value-type="float">
            <text:p>2302722</text:p>
          </table:table-cell>
          <table:table-cell table:style-name="ce6" office:value-type="string" calcext:value-type="string">
            <text:p>6k49 040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211183" calcext:value-type="float">
            <text:p>2211183</text:p>
          </table:table-cell>
          <table:table-cell office:value-type="string" calcext:value-type="string">
            <text:p>,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string" calcext:value-type="string">
            <text:p>0µ47 48V 0603</text:p>
          </table:table-cell>
        </table:table-row>
        <table:table-row table:style-name="ro1">
          <table:table-cell table:style-name="ce3" office:value-type="float" office:value="2302739" calcext:value-type="float">
            <text:p>2302739</text:p>
          </table:table-cell>
          <table:table-cell table:style-name="ce6" office:value-type="string" calcext:value-type="string">
            <text:p>10k 0402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5"/>
          <table:table-cell table:style-name="ce3" office:value-type="float" office:value="2290328" calcext:value-type="float">
            <text:p>2290328</text:p>
          </table:table-cell>
          <table:table-cell office:value-type="string" calcext:value-type="string">
            <text:p>,</text:p>
          </table:table-cell>
          <table:table-cell table:style-name="ce9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style-name="ce9" office:value-type="float" office:value="9" calcext:value-type="float">
            <text:p>9</text:p>
          </table:table-cell>
          <table:table-cell table:style-name="ce6" office:value-type="string" calcext:value-type="string">
            <text:p>LED 0603-LED</text:p>
          </table:table-cell>
        </table:table-row>
        <table:table-row table:style-name="ro1">
          <table:table-cell table:style-name="ce3" office:value-type="float" office:value="2320817" calcext:value-type="float">
            <text:p>2320817</text:p>
          </table:table-cell>
          <table:table-cell table:style-name="ce6" office:value-type="string" calcext:value-type="string">
            <text:p>2µ2 060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290329" calcext:value-type="float">
            <text:p>2290329</text:p>
          </table:table-cell>
          <table:table-cell office:value-type="string" calcext:value-type="string">
            <text:p>,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LED 0603-LED</text:p>
          </table:table-cell>
        </table:table-row>
        <table:table-row table:style-name="ro1">
          <table:table-cell table:style-name="ce3" office:value-type="float" office:value="2320923" calcext:value-type="float">
            <text:p>2320923</text:p>
          </table:table-cell>
          <table:table-cell table:style-name="ce6" office:value-type="string" calcext:value-type="string">
            <text:p>22µ 120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2302472" calcext:value-type="float">
            <text:p>2302472</text:p>
          </table:table-cell>
          <table:table-cell office:value-type="string" calcext:value-type="string">
            <text:p>,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style-name="ce9" office:value-type="float" office:value="7" calcext:value-type="float">
            <text:p>7</text:p>
          </table:table-cell>
          <table:table-cell table:style-name="ce6" office:value-type="string" calcext:value-type="string">
            <text:p>33 0402</text:p>
          </table:table-cell>
        </table:table-row>
        <table:table-row table:style-name="ro1">
          <table:table-cell table:style-name="ce3" office:value-type="float" office:value="2331474" calcext:value-type="float">
            <text:p>2331474</text:p>
          </table:table-cell>
          <table:table-cell table:style-name="ce6" office:value-type="string" calcext:value-type="string">
            <text:p>1k 0402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5"/>
          <table:table-cell table:style-name="ce3" office:value-type="float" office:value="2302541" calcext:value-type="float">
            <text:p>2302541</text:p>
          </table:table-cell>
          <table:table-cell office:value-type="string" calcext:value-type="string">
            <text:p>,</text:p>
          </table:table-cell>
          <table:table-cell table:style-name="ce9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style-name="ce9" office:value-type="float" office:value="21" calcext:value-type="float">
            <text:p>21</text:p>
          </table:table-cell>
          <table:table-cell table:style-name="ce6" office:value-type="string" calcext:value-type="string">
            <text:p>140 0402</text:p>
          </table:table-cell>
        </table:table-row>
        <table:table-row table:style-name="ro1">
          <table:table-cell table:style-name="ce3" office:value-type="float" office:value="2368169" calcext:value-type="float">
            <text:p>2368169</text:p>
          </table:table-cell>
          <table:table-cell table:style-name="ce6" office:value-type="string" calcext:value-type="string">
            <text:p>ESD_DIODE 040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/>
          <table:table-cell table:style-name="ce3" office:value-type="float" office:value="2302613" calcext:value-type="float">
            <text:p>2302613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619 0402</text:p>
          </table:table-cell>
        </table:table-row>
        <table:table-row table:style-name="ro1">
          <table:table-cell table:style-name="ce3" office:value-type="float" office:value="2408110" calcext:value-type="float">
            <text:p>2408110</text:p>
          </table:table-cell>
          <table:table-cell table:style-name="ce6" office:value-type="string" calcext:value-type="string">
            <text:p>33µ LPS4018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/>
          <table:table-cell table:style-name="ce3" office:value-type="float" office:value="2302722" calcext:value-type="float">
            <text:p>2302722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6k49 0402</text:p>
          </table:table-cell>
        </table:table-row>
        <table:table-row table:style-name="ro1">
          <table:table-cell table:style-name="ce3" office:value-type="float" office:value="2422553" calcext:value-type="float">
            <text:p>2422553</text:p>
          </table:table-cell>
          <table:table-cell table:style-name="ce6" office:value-type="string" calcext:value-type="string">
            <text:p>749013011A 749010012A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302739" calcext:value-type="float">
            <text:p>2302739</text:p>
          </table:table-cell>
          <table:table-cell office:value-type="string" calcext:value-type="string">
            <text:p>,</text:p>
          </table:table-cell>
          <table:table-cell table:style-name="ce9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style-name="ce9" office:value-type="float" office:value="27" calcext:value-type="float">
            <text:p>27</text:p>
          </table:table-cell>
          <table:table-cell table:style-name="ce6" office:value-type="string" calcext:value-type="string">
            <text:p>10k 0402</text:p>
          </table:table-cell>
        </table:table-row>
        <table:table-row table:style-name="ro1">
          <table:table-cell table:style-name="ce3" office:value-type="float" office:value="2462664" calcext:value-type="float">
            <text:p>2462664</text:p>
          </table:table-cell>
          <table:table-cell table:style-name="ce6" office:value-type="string" calcext:value-type="string">
            <text:p>ECMF04-4HSM10 uQFN-10L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5"/>
          <table:table-cell table:style-name="ce3" office:value-type="float" office:value="2320817" calcext:value-type="float">
            <text:p>2320817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2µ2 0603</text:p>
          </table:table-cell>
        </table:table-row>
        <table:table-row table:style-name="ro1">
          <table:table-cell table:style-name="ce3" office:value-type="float" office:value="2469398" calcext:value-type="float">
            <text:p>2469398</text:p>
          </table:table-cell>
          <table:table-cell table:style-name="ce6" office:value-type="string" calcext:value-type="string">
            <text:p>10µ 060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2320923" calcext:value-type="float">
            <text:p>2320923</text:p>
          </table:table-cell>
          <table:table-cell office:value-type="string" calcext:value-type="string">
            <text:p>,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string" calcext:value-type="string">
            <text:p>22µ 1206</text:p>
          </table:table-cell>
        </table:table-row>
        <table:table-row table:style-name="ro1">
          <table:table-cell table:style-name="ce3" office:value-type="float" office:value="2470416" calcext:value-type="float">
            <text:p>2470416</text:p>
          </table:table-cell>
          <table:table-cell table:style-name="ce6" office:value-type="string" calcext:value-type="string">
            <text:p>10n 0402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5"/>
          <table:table-cell table:style-name="ce3" office:value-type="float" office:value="2331474" calcext:value-type="float">
            <text:p>2331474</text:p>
          </table:table-cell>
          <table:table-cell office:value-type="string" calcext:value-type="string">
            <text:p>,</text:p>
          </table:table-cell>
          <table:table-cell table:style-name="ce9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style-name="ce9" office:value-type="float" office:value="34" calcext:value-type="float">
            <text:p>34</text:p>
          </table:table-cell>
          <table:table-cell table:style-name="ce6" office:value-type="string" calcext:value-type="string">
            <text:p>1k 0402</text:p>
          </table:table-cell>
        </table:table-row>
        <table:table-row table:style-name="ro1">
          <table:table-cell table:style-name="ce3" office:value-type="float" office:value="2496941" calcext:value-type="float">
            <text:p>2496941</text:p>
          </table:table-cell>
          <table:table-cell table:style-name="ce6" office:value-type="string" calcext:value-type="string">
            <text:p>100n 60V 080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368169" calcext:value-type="float">
            <text:p>2368169</text:p>
          </table:table-cell>
          <table:table-cell office:value-type="string" calcext:value-type="string">
            <text:p>,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string" calcext:value-type="string">
            <text:p>ESD_DIODE 0402</text:p>
          </table:table-cell>
        </table:table-row>
        <table:table-row table:style-name="ro1">
          <table:table-cell table:style-name="ce3" office:value-type="float" office:value="2509802" calcext:value-type="float">
            <text:p>2509802</text:p>
          </table:table-cell>
          <table:table-cell table:style-name="ce6" office:value-type="string" calcext:value-type="string">
            <text:p>KSZ8081RNA QFN-24-EP-MICREL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408110" calcext:value-type="float">
            <text:p>2408110</text:p>
          </table:table-cell>
          <table:table-cell office:value-type="string" calcext:value-type="string">
            <text:p>,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string" calcext:value-type="string">
            <text:p>33µ LPS4018</text:p>
          </table:table-cell>
        </table:table-row>
        <table:table-row table:style-name="ro1">
          <table:table-cell table:style-name="ce3" office:value-type="float" office:value="2513633" calcext:value-type="float">
            <text:p>2513633</text:p>
          </table:table-cell>
          <table:table-cell table:style-name="ce6" office:value-type="string" calcext:value-type="string">
            <text:p>MAX11665AUT SOT-23-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/>
          <table:table-cell table:style-name="ce3" office:value-type="float" office:value="2422553" calcext:value-type="float">
            <text:p>2422553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749013011A 749010012A</text:p>
          </table:table-cell>
        </table:table-row>
        <table:table-row table:style-name="ro1">
          <table:table-cell table:style-name="ce3" office:value-type="float" office:value="2514586" calcext:value-type="float">
            <text:p>2514586</text:p>
          </table:table-cell>
          <table:table-cell table:style-name="ce6" office:value-type="string" calcext:value-type="string">
            <text:p>MAX5969x DFN-10-EP-MAX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462664" calcext:value-type="float">
            <text:p>2462664</text:p>
          </table:table-cell>
          <table:table-cell office:value-type="string" calcext:value-type="string">
            <text:p>,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style-name="ce9" office:value-type="float" office:value="7" calcext:value-type="float">
            <text:p>7</text:p>
          </table:table-cell>
          <table:table-cell table:style-name="ce6" office:value-type="string" calcext:value-type="string">
            <text:p>ECMF04-4HSM10 uQFN-10L</text:p>
          </table:table-cell>
        </table:table-row>
        <table:table-row table:style-name="ro1">
          <table:table-cell table:style-name="ce3" office:value-type="float" office:value="2516650" calcext:value-type="float">
            <text:p>2516650</text:p>
          </table:table-cell>
          <table:table-cell table:style-name="ce6" office:value-type="string" calcext:value-type="string">
            <text:p>MAX15062 TDFN-8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5"/>
          <table:table-cell table:style-name="ce3" office:value-type="float" office:value="2469398" calcext:value-type="float">
            <text:p>2469398</text:p>
          </table:table-cell>
          <table:table-cell office:value-type="string" calcext:value-type="string">
            <text:p>,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string" calcext:value-type="string">
            <text:p>10µ 0603</text:p>
          </table:table-cell>
        </table:table-row>
        <table:table-row table:style-name="ro1">
          <table:table-cell table:style-name="ce3" office:value-type="float" office:value="2528765" calcext:value-type="float">
            <text:p>2528765</text:p>
          </table:table-cell>
          <table:table-cell table:style-name="ce6" office:value-type="string" calcext:value-type="string">
            <text:p>100n 0402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5"/>
          <table:table-cell table:style-name="ce3" office:value-type="float" office:value="2470416" calcext:value-type="float">
            <text:p>2470416</text:p>
          </table:table-cell>
          <table:table-cell office:value-type="string" calcext:value-type="string">
            <text:p>,</text:p>
          </table:table-cell>
          <table:table-cell table:style-name="ce9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style-name="ce9" office:value-type="float" office:value="31" calcext:value-type="float">
            <text:p>31</text:p>
          </table:table-cell>
          <table:table-cell table:style-name="ce6" office:value-type="string" calcext:value-type="string">
            <text:p>10n 0402</text:p>
          </table:table-cell>
        </table:table-row>
        <table:table-row table:style-name="ro1">
          <table:table-cell table:style-name="ce3" office:value-type="float" office:value="2611921" calcext:value-type="float">
            <text:p>2611921</text:p>
          </table:table-cell>
          <table:table-cell table:style-name="ce6" office:value-type="string" calcext:value-type="string">
            <text:p>10µ 060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/>
          <table:table-cell table:style-name="ce3" office:value-type="float" office:value="2496941" calcext:value-type="float">
            <text:p>2496941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100n 60V 0805</text:p>
          </table:table-cell>
        </table:table-row>
        <table:table-row table:style-name="ro1">
          <table:table-cell table:style-name="ce3" office:value-type="float" office:value="2845744" calcext:value-type="float">
            <text:p>2845744</text:p>
          </table:table-cell>
          <table:table-cell table:style-name="ce6" office:value-type="string" calcext:value-type="string">
            <text:p>~ KSR232G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5"/>
          <table:table-cell table:style-name="ce3" office:value-type="float" office:value="2509802" calcext:value-type="float">
            <text:p>2509802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KSZ8081RNA QFN-24-EP-MICREL</text:p>
          </table:table-cell>
        </table:table-row>
        <table:table-row table:style-name="ro1">
          <table:table-cell table:style-name="ce3" office:value-type="float" office:value="2849479" calcext:value-type="float">
            <text:p>2849479</text:p>
          </table:table-cell>
          <table:table-cell table:style-name="ce6" office:value-type="string" calcext:value-type="string">
            <text:p>25M XTAL-25x2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5"/>
          <table:table-cell table:style-name="ce3" office:value-type="float" office:value="2513633" calcext:value-type="float">
            <text:p>2513633</text:p>
          </table:table-cell>
          <table:table-cell office:value-type="string" calcext:value-type="string">
            <text:p>,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string" calcext:value-type="string">
            <text:p>MAX11665AUT SOT-23-6</text:p>
          </table:table-cell>
        </table:table-row>
        <table:table-row table:style-name="ro1">
          <table:table-cell table:style-name="ce3" office:value-type="float" office:value="2854900" calcext:value-type="float">
            <text:p>2854900</text:p>
          </table:table-cell>
          <table:table-cell table:style-name="ce6" office:value-type="string" calcext:value-type="string">
            <text:p>TEC 2-4810 SIP-8-DCDC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514586" calcext:value-type="float">
            <text:p>2514586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MAX5969x DFN-10-EP-MAX</text:p>
          </table:table-cell>
        </table:table-row>
        <table:table-row table:style-name="ro1">
          <table:table-cell table:style-name="ce3" office:value-type="float" office:value="2854905" calcext:value-type="float">
            <text:p>2854905</text:p>
          </table:table-cell>
          <table:table-cell table:style-name="ce6" office:value-type="string" calcext:value-type="string">
            <text:p>TEC 2-4815 SIP-8-DCDC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516650" calcext:value-type="float">
            <text:p>2516650</text:p>
          </table:table-cell>
          <table:table-cell office:value-type="string" calcext:value-type="string">
            <text:p>,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string" calcext:value-type="string">
            <text:p>MAX15062 TDFN-8</text:p>
          </table:table-cell>
        </table:table-row>
        <table:table-row table:style-name="ro1">
          <table:table-cell table:style-name="ce3" office:value-type="float" office:value="2856426" calcext:value-type="float">
            <text:p>2856426</text:p>
          </table:table-cell>
          <table:table-cell table:style-name="ce6" office:value-type="string" calcext:value-type="string">
            <text:p>~ FTSH-105-01-F-D-K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5"/>
          <table:table-cell table:style-name="ce3" office:value-type="float" office:value="2528765" calcext:value-type="float">
            <text:p>2528765</text:p>
          </table:table-cell>
          <table:table-cell office:value-type="string" calcext:value-type="string">
            <text:p>,</text:p>
          </table:table-cell>
          <table:table-cell table:style-name="ce9"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table:style-name="ce9" office:value-type="float" office:value="63" calcext:value-type="float">
            <text:p>63</text:p>
          </table:table-cell>
          <table:table-cell table:style-name="ce6" office:value-type="string" calcext:value-type="string">
            <text:p>100n 0402</text:p>
          </table:table-cell>
        </table:table-row>
        <table:table-row table:style-name="ro1">
          <table:table-cell table:style-name="ce3" office:value-type="float" office:value="9239111" calcext:value-type="float">
            <text:p>9239111</text:p>
          </table:table-cell>
          <table:table-cell table:style-name="ce6" office:value-type="string" calcext:value-type="string">
            <text:p>100 0402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5"/>
          <table:table-cell table:style-name="ce3" office:value-type="float" office:value="2611921" calcext:value-type="float">
            <text:p>2611921</text:p>
          </table:table-cell>
          <table:table-cell office:value-type="string" calcext:value-type="string">
            <text:p>,</text:p>
          </table:table-cell>
          <table:table-cell table:style-name="ce9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style-name="ce9" office:value-type="float" office:value="14" calcext:value-type="float">
            <text:p>14</text:p>
          </table:table-cell>
          <table:table-cell table:style-name="ce6" office:value-type="string" calcext:value-type="string">
            <text:p>10µ 0603</text:p>
          </table:table-cell>
        </table:table-row>
        <table:table-row table:style-name="ro1">
          <table:table-cell table:style-name="ce3" office:value-type="float" office:value="9550003" calcext:value-type="float">
            <text:p>9550003</text:p>
          </table:table-cell>
          <table:table-cell table:style-name="ce6" office:value-type="string" calcext:value-type="string">
            <text:p>MB2S TO-269AA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2845744" calcext:value-type="float">
            <text:p>2845744</text:p>
          </table:table-cell>
          <table:table-cell office:value-type="string" calcext:value-type="string">
            <text:p>,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style-name="ce9" office:value-type="float" office:value="10" calcext:value-type="float">
            <text:p>10</text:p>
          </table:table-cell>
          <table:table-cell table:style-name="ce6" office:value-type="string" calcext:value-type="string">
            <text:p>~ KSR232G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7"/>
          <table:table-cell table:style-name="ce10" office:value-type="float" office:value="314" calcext:value-type="float">
            <text:p>314</text:p>
          </table:table-cell>
          <table:table-cell table:number-columns-repeated="5"/>
          <table:table-cell table:style-name="ce3" office:value-type="float" office:value="2849479" calcext:value-type="float">
            <text:p>2849479</text:p>
          </table:table-cell>
          <table:table-cell office:value-type="string" calcext:value-type="string">
            <text:p>,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string" calcext:value-type="string">
            <text:p>25M XTAL-25x2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3" office:value-type="float" office:value="2854900" calcext:value-type="float">
            <text:p>2854900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TEC 2-4810 SIP-8-DCDC</text:p>
          </table:table-cell>
        </table:table-row>
        <table:table-row table:style-name="ro1">
          <table:table-cell table:number-columns-repeated="8"/>
          <table:table-cell table:style-name="ce3" office:value-type="float" office:value="2854905" calcext:value-type="float">
            <text:p>2854905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TEC 2-4815 SIP-8-DCDC</text:p>
          </table:table-cell>
        </table:table-row>
        <table:table-row table:style-name="ro1">
          <table:table-cell table:number-columns-repeated="8"/>
          <table:table-cell table:style-name="ce3" office:value-type="float" office:value="2856426" calcext:value-type="float">
            <text:p>2856426</text:p>
          </table:table-cell>
          <table:table-cell office:value-type="string" calcext:value-type="string">
            <text:p>,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~ FTSH-105-01-F-D-K</text:p>
          </table:table-cell>
        </table:table-row>
        <table:table-row table:style-name="ro1">
          <table:table-cell table:number-columns-repeated="8"/>
          <table:table-cell table:style-name="ce3" office:value-type="float" office:value="9239111" calcext:value-type="float">
            <text:p>9239111</text:p>
          </table:table-cell>
          <table:table-cell office:value-type="string" calcext:value-type="string">
            <text:p>,</text:p>
          </table:table-cell>
          <table:table-cell table:style-name="ce9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style-name="ce9" office:value-type="float" office:value="18" calcext:value-type="float">
            <text:p>18</text:p>
          </table:table-cell>
          <table:table-cell table:style-name="ce6" office:value-type="string" calcext:value-type="string">
            <text:p>100 0402</text:p>
          </table:table-cell>
        </table:table-row>
        <table:table-row table:style-name="ro1">
          <table:table-cell table:number-columns-repeated="8"/>
          <table:table-cell table:style-name="ce3" office:value-type="float" office:value="9550003" calcext:value-type="float">
            <text:p>9550003</text:p>
          </table:table-cell>
          <table:table-cell office:value-type="string" calcext:value-type="string">
            <text:p>,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string" calcext:value-type="string">
            <text:p>MB2S TO-269AA</text:p>
          </table:table-cell>
        </table:table-row>
        <table:table-row table:style-name="ro1" table:number-rows-repeated="10485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-pilot-tables>
        <table:data-pilot-table table:name="DataPilot1" table:application-data="" table:target-range-address="'Pivot Table_Sheet1_1'.A1:'Pivot Table_Sheet1_1'.C42" table:buttons="'Pivot Table_Sheet1_1'.A1 'Pivot Table_Sheet1_1'.B1" table:show-filter-button="false" table:drill-down-on-double-click="false">
          <table:source-cell-range table:cell-range-address="Sheet1.A1:Sheet1.I5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PN" table:orientation="row" table:used-hierarchy="0" table:function="auto">
            <table:data-pilot-level table:show-empty="false" calcext:repeat-item-labels="false">
              <table:data-pilot-members>
                <table:data-pilot-member table:name="431989" table:display="true" table:show-details="true"/>
                <table:data-pilot-member table:name="1458896" table:display="true" table:show-details="true"/>
                <table:data-pilot-member table:name="1462758" table:display="true" table:show-details="true"/>
                <table:data-pilot-member table:name="1463451" table:display="true" table:show-details="true"/>
                <table:data-pilot-member table:name="1469699" table:display="true" table:show-details="true"/>
                <table:data-pilot-member table:name="1608592" table:display="true" table:show-details="true"/>
                <table:data-pilot-member table:name="1851940" table:display="true" table:show-details="true"/>
                <table:data-pilot-member table:name="1860606" table:display="true" table:show-details="true"/>
                <table:data-pilot-member table:name="1899460" table:display="true" table:show-details="true"/>
                <table:data-pilot-member table:name="2211183" table:display="true" table:show-details="true"/>
                <table:data-pilot-member table:name="2290328" table:display="true" table:show-details="true"/>
                <table:data-pilot-member table:name="2290329" table:display="true" table:show-details="true"/>
                <table:data-pilot-member table:name="2302472" table:display="true" table:show-details="true"/>
                <table:data-pilot-member table:name="2302541" table:display="true" table:show-details="true"/>
                <table:data-pilot-member table:name="2302613" table:display="true" table:show-details="true"/>
                <table:data-pilot-member table:name="2302722" table:display="true" table:show-details="true"/>
                <table:data-pilot-member table:name="2302739" table:display="true" table:show-details="true"/>
                <table:data-pilot-member table:name="2320817" table:display="true" table:show-details="true"/>
                <table:data-pilot-member table:name="2320923" table:display="true" table:show-details="true"/>
                <table:data-pilot-member table:name="2331474" table:display="true" table:show-details="true"/>
                <table:data-pilot-member table:name="2368169" table:display="true" table:show-details="true"/>
                <table:data-pilot-member table:name="2408110" table:display="true" table:show-details="true"/>
                <table:data-pilot-member table:name="2422553" table:display="true" table:show-details="true"/>
                <table:data-pilot-member table:name="2462664" table:display="true" table:show-details="true"/>
                <table:data-pilot-member table:name="2469398" table:display="true" table:show-details="true"/>
                <table:data-pilot-member table:name="2470416" table:display="true" table:show-details="true"/>
                <table:data-pilot-member table:name="2496941" table:display="true" table:show-details="true"/>
                <table:data-pilot-member table:name="2509802" table:display="true" table:show-details="true"/>
                <table:data-pilot-member table:name="2513633" table:display="true" table:show-details="true"/>
                <table:data-pilot-member table:name="2514586" table:display="true" table:show-details="true"/>
                <table:data-pilot-member table:name="2516650" table:display="true" table:show-details="true"/>
                <table:data-pilot-member table:name="2528765" table:display="true" table:show-details="true"/>
                <table:data-pilot-member table:name="2611921" table:display="true" table:show-details="true"/>
                <table:data-pilot-member table:name="2845744" table:display="true" table:show-details="true"/>
                <table:data-pilot-member table:name="2849479" table:display="true" table:show-details="true"/>
                <table:data-pilot-member table:name="2854900" table:display="true" table:show-details="true"/>
                <table:data-pilot-member table:name="2854905" table:display="true" table:show-details="true"/>
                <table:data-pilot-member table:name="2856426" table:display="true" table:show-details="true"/>
                <table:data-pilot-member table:name="9239111" table:display="true" table:show-details="true"/>
                <table:data-pilot-member table:name="95500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" table:orientation="row" table:used-hierarchy="0" table:function="auto">
            <table:data-pilot-level table:show-empty="false" calcext:repeat-item-labels="false">
              <table:data-pilot-members>
                <table:data-pilot-member table:name="~ FTSH-105-01-F-D-K" table:display="true" table:show-details="true"/>
                <table:data-pilot-member table:name="~ KSR232G" table:display="true" table:show-details="true"/>
                <table:data-pilot-member table:name="0µ47 48V 0603" table:display="true" table:show-details="true"/>
                <table:data-pilot-member table:name="100 0402" table:display="true" table:show-details="true"/>
                <table:data-pilot-member table:name="100n 0402" table:display="true" table:show-details="true"/>
                <table:data-pilot-member table:name="100n 48V 0603" table:display="true" table:show-details="true"/>
                <table:data-pilot-member table:name="100n 60V 0805" table:display="true" table:show-details="true"/>
                <table:data-pilot-member table:name="10k 0402" table:display="true" table:show-details="true"/>
                <table:data-pilot-member table:name="10n 0402" table:display="true" table:show-details="true"/>
                <table:data-pilot-member table:name="10µ 0603" table:display="true" table:show-details="true"/>
                <table:data-pilot-member table:name="140 0402" table:display="true" table:show-details="true"/>
                <table:data-pilot-member table:name="1k 0402" table:display="true" table:show-details="true"/>
                <table:data-pilot-member table:name="1µ 0402" table:display="true" table:show-details="true"/>
                <table:data-pilot-member table:name="22µ 1206" table:display="true" table:show-details="true"/>
                <table:data-pilot-member table:name="24k9 0402" table:display="true" table:show-details="true"/>
                <table:data-pilot-member table:name="25M XTAL-25x20" table:display="true" table:show-details="true"/>
                <table:data-pilot-member table:name="2µ2 0603" table:display="true" table:show-details="true"/>
                <table:data-pilot-member table:name="33 0402" table:display="true" table:show-details="true"/>
                <table:data-pilot-member table:name="33µ LPS4018" table:display="true" table:show-details="true"/>
                <table:data-pilot-member table:name="619 0402" table:display="true" table:show-details="true"/>
                <table:data-pilot-member table:name="6k49 0402" table:display="true" table:show-details="true"/>
                <table:data-pilot-member table:name="749013011A 749010012A" table:display="true" table:show-details="true"/>
                <table:data-pilot-member table:name="COAX BNC_PCB_RA_5-1634556-0" table:display="true" table:show-details="true"/>
                <table:data-pilot-member table:name="ECMF04-4HSM10 uQFN-10L" table:display="true" table:show-details="true"/>
                <table:data-pilot-member table:name="ESD_DIODE 0402" table:display="true" table:show-details="true"/>
                <table:data-pilot-member table:name="FB 0603" table:display="true" table:show-details="true"/>
                <table:data-pilot-member table:name="KSZ8081RNA QFN-24-EP-MICREL" table:display="true" table:show-details="true"/>
                <table:data-pilot-member table:name="LED 0603-LED" table:display="true" table:show-details="true"/>
                <table:data-pilot-member table:name="MAX11665AUT SOT-23-6" table:display="true" table:show-details="true"/>
                <table:data-pilot-member table:name="MAX15062 TDFN-8" table:display="true" table:show-details="true"/>
                <table:data-pilot-member table:name="MAX5969x DFN-10-EP-MAX" table:display="true" table:show-details="true"/>
                <table:data-pilot-member table:name="MB2S TO-269AA" table:display="true" table:show-details="true"/>
                <table:data-pilot-member table:name="MCP1700 SOT-23" table:display="true" table:show-details="true"/>
                <table:data-pilot-member table:name="RJHSE-538x RJHSE-538X" table:display="true" table:show-details="true"/>
                <table:data-pilot-member table:name="RJHSE-538x-04 RJHSE-538X-04" table:display="true" table:show-details="true"/>
                <table:data-pilot-member table:name="SMAJ58A DO-214AC-SMA" table:display="true" table:show-details="true"/>
                <table:data-pilot-member table:name="TEC 2-4810 SIP-8-DCDC" table:display="true" table:show-details="true"/>
                <table:data-pilot-member table:name="TEC 2-4815 SIP-8-DCD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Y (NET)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4" table:display="true" table:show-details="true"/>
                <table:data-pilot-member table:name="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0:41:49.901657469</meta:creation-date>
    <dc:date>2018-11-27T22:29:17.024883907</dc:date>
    <meta:editing-duration>PT1H27M4S</meta:editing-duration>
    <meta:editing-cycles>4</meta:editing-cycles>
    <meta:generator>LibreOffice/6.0.3.2$Linux_X86_64 LibreOffice_project/00m0$Build-2</meta:generator>
    <meta:document-statistic meta:table-count="2" meta:cell-count="783" meta:object-count="0"/>
  </office:meta>
</office:document-meta>
</file>